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29"/>
    <style:style style:name="ce7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2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</style:style>
    <style:style style:name="ce10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4.85mm" svg:height="90.08mm" svg:x="142.5mm" svg:y="72.29mm">
            <loext:p draw:notify-on-update-of-ranges="Sheet1.B2:Sheet1.B15 Sheet1.K2:Sheet1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2" table:default-cell-style-name="Default"/>
        <table:table-row table:style-name="ro1">
          <table:table-cell table:number-columns-repeated="2"/>
          <table:table-cell table:style-name="ce2"/>
          <table:table-cell table:number-columns-repeated="6"/>
          <table:table-cell table:style-name="Default"/>
          <table:table-cell table:style-name="ce4"/>
          <table:table-cell table:style-name="ce6"/>
          <table:table-cell table:style-name="ce9"/>
        </table:table-row>
        <table:table-row table:style-name="ro2">
          <table:table-cell/>
          <table:table-cell table:style-name="ce1" office:value-type="string" calcext:value-type="string">
            <text:p>Body Count</text:p>
          </table:table-cell>
          <table:table-cell table:style-name="ce1" office:value-type="string" calcext:value-type="string" table:number-columns-spanned="6" table:number-rows-spanned="1">
            <text:p>Number of Iterations in 20s</text:p>
          </table:table-cell>
          <table:covered-table-cell table:number-columns-repeated="5" table:style-name="ce1"/>
          <table:table-cell table:style-name="ce1"/>
          <table:table-cell table:style-name="ce1" office:value-type="string" calcext:value-type="string">
            <text:p>Mean Iterations</text:p>
          </table:table-cell>
          <table:table-cell table:style-name="ce5" office:value-type="string" calcext:value-type="string">
            <text:p>Iterations in 1s</text:p>
          </table:table-cell>
          <table:table-cell table:style-name="ce7" office:value-type="string" calcext:value-type="string">
            <text:p>Time Per Iteration</text:p>
          </table:table-cell>
          <table:table-cell table:style-name="ce1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300000" calcext:value-type="float">
            <text:p>13300000</text:p>
          </table:table-cell>
          <table:table-cell office:value-type="float" office:value="13600000" calcext:value-type="float">
            <text:p>13600000</text:p>
          </table:table-cell>
          <table:table-cell table:number-columns-repeated="2" office:value-type="float" office:value="13400000" calcext:value-type="float">
            <text:p>13400000</text:p>
          </table:table-cell>
          <table:table-cell office:value-type="float" office:value="13600000" calcext:value-type="float">
            <text:p>13600000</text:p>
          </table:table-cell>
          <table:table-cell office:value-type="float" office:value="13300000" calcext:value-type="float">
            <text:p>13300000</text:p>
          </table:table-cell>
          <table:table-cell/>
          <table:table-cell table:style-name="ce3" table:formula="of:=SUM([.C3:.H3])/6" office:value-type="float" office:value="13433333.3333333" calcext:value-type="float">
            <text:p>13433333</text:p>
          </table:table-cell>
          <table:table-cell table:style-name="ce3" table:formula="of:=[.J3]/20" office:value-type="float" office:value="671666.666666667" calcext:value-type="float">
            <text:p>671667</text:p>
          </table:table-cell>
          <table:table-cell table:style-name="ce8" table:formula="of:=(1/[.K3])*(1/[.K3])" office:value-type="float" office:value="0.00000000000221662592590312" calcext:value-type="float">
            <text:p>2.2E-12</text:p>
          </table:table-cell>
          <table:table-cell table:style-name="ce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4890000" calcext:value-type="float">
            <text:p>4890000</text:p>
          </table:table-cell>
          <table:table-cell office:value-type="float" office:value="4830000" calcext:value-type="float">
            <text:p>4830000</text:p>
          </table:table-cell>
          <table:table-cell office:value-type="float" office:value="4870000" calcext:value-type="float">
            <text:p>487000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880000" calcext:value-type="float">
            <text:p>4880000</text:p>
          </table:table-cell>
          <table:table-cell office:value-type="float" office:value="4790000" calcext:value-type="float">
            <text:p>4790000</text:p>
          </table:table-cell>
          <table:table-cell/>
          <table:table-cell table:style-name="ce3" table:formula="of:=SUM([.C4:.H4])/6" office:value-type="float" office:value="4843333.33333333" calcext:value-type="float">
            <text:p>4843333</text:p>
          </table:table-cell>
          <table:table-cell table:style-name="ce3" table:formula="of:=[.J4]/20" office:value-type="float" office:value="242166.666666667" calcext:value-type="float">
            <text:p>242167</text:p>
          </table:table-cell>
          <table:table-cell table:style-name="ce8" table:formula="of:=1/[.K4]" office:value-type="float" office:value="0.00000412938747419133" calcext:value-type="float">
            <text:p>4.1E-06</text:p>
          </table:table-cell>
          <table:table-cell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490000" calcext:value-type="float">
            <text:p>1490000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1500000" calcext:value-type="float">
            <text:p>1500000</text:p>
          </table:table-cell>
          <table:table-cell/>
          <table:table-cell table:style-name="ce3" table:formula="of:=SUM([.C5:.H5])/6" office:value-type="float" office:value="1496666.66666667" calcext:value-type="float">
            <text:p>1496667</text:p>
          </table:table-cell>
          <table:table-cell table:style-name="ce3" table:formula="of:=[.J5]/20" office:value-type="float" office:value="74833.3333333333" calcext:value-type="float">
            <text:p>74833</text:p>
          </table:table-cell>
          <table:table-cell table:style-name="ce8" table:formula="of:=1/[.K5]" office:value-type="float" office:value="0.0000133630289532294" calcext:value-type="float">
            <text:p>1.3E-05</text:p>
          </table:table-cell>
          <table:table-cell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426000" calcext:value-type="float">
            <text:p>426000</text:p>
          </table:table-cell>
          <table:table-cell table:number-columns-repeated="2" office:value-type="float" office:value="419000" calcext:value-type="float">
            <text:p>419000</text:p>
          </table:table-cell>
          <table:table-cell office:value-type="float" office:value="417000" calcext:value-type="float">
            <text:p>417000</text:p>
          </table:table-cell>
          <table:table-cell office:value-type="float" office:value="423000" calcext:value-type="float">
            <text:p>423000</text:p>
          </table:table-cell>
          <table:table-cell office:value-type="float" office:value="417000" calcext:value-type="float">
            <text:p>417000</text:p>
          </table:table-cell>
          <table:table-cell/>
          <table:table-cell table:style-name="ce3" table:formula="of:=SUM([.C6:.H6])/6" office:value-type="float" office:value="420166.666666667" calcext:value-type="float">
            <text:p>420167</text:p>
          </table:table-cell>
          <table:table-cell table:style-name="ce3" table:formula="of:=[.J6]/20" office:value-type="float" office:value="21008.3333333333" calcext:value-type="float">
            <text:p>21008</text:p>
          </table:table-cell>
          <table:table-cell table:style-name="ce8" table:formula="of:=1/[.K6]" office:value-type="float" office:value="0.0000476001586671956" calcext:value-type="float">
            <text:p>4.8E-05</text:p>
          </table:table-cell>
          <table:table-cell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271000" calcext:value-type="float">
            <text:p>271000</text:p>
          </table:table-cell>
          <table:table-cell table:number-columns-repeated="2" office:value-type="float" office:value="278000" calcext:value-type="float">
            <text:p>278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274000" calcext:value-type="float">
            <text:p>274000</text:p>
          </table:table-cell>
          <table:table-cell/>
          <table:table-cell table:style-name="ce3" table:formula="of:=SUM([.C7:.H7])/6" office:value-type="float" office:value="274666.666666667" calcext:value-type="float">
            <text:p>274667</text:p>
          </table:table-cell>
          <table:table-cell table:style-name="ce3" table:formula="of:=[.J7]/20" office:value-type="float" office:value="13733.3333333333" calcext:value-type="float">
            <text:p>13733</text:p>
          </table:table-cell>
          <table:table-cell table:style-name="ce8" table:formula="of:=1/[.K7]" office:value-type="float" office:value="0.0000728155339805825" calcext:value-type="float">
            <text:p>7.3E-05</text:p>
          </table:table-cell>
          <table:table-cell table:style-name="ce5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72100" calcext:value-type="float">
            <text:p>72100</text:p>
          </table:table-cell>
          <table:table-cell office:value-type="float" office:value="71800" calcext:value-type="float">
            <text:p>71800</text:p>
          </table:table-cell>
          <table:table-cell office:value-type="float" office:value="72000" calcext:value-type="float">
            <text:p>72000</text:p>
          </table:table-cell>
          <table:table-cell table:number-columns-repeated="2" office:value-type="float" office:value="71800" calcext:value-type="float">
            <text:p>71800</text:p>
          </table:table-cell>
          <table:table-cell office:value-type="float" office:value="72100" calcext:value-type="float">
            <text:p>72100</text:p>
          </table:table-cell>
          <table:table-cell/>
          <table:table-cell table:style-name="ce3" table:formula="of:=SUM([.C8:.H8])/6" office:value-type="float" office:value="71933.3333333333" calcext:value-type="float">
            <text:p>71933</text:p>
          </table:table-cell>
          <table:table-cell table:style-name="ce3" table:formula="of:=[.J8]/20" office:value-type="float" office:value="3596.66666666667" calcext:value-type="float">
            <text:p>3597</text:p>
          </table:table-cell>
          <table:table-cell table:style-name="ce8" table:formula="of:=1/[.K8]" office:value-type="float" office:value="0.000278035217794254" calcext:value-type="float">
            <text:p>2.8E-04</text:p>
          </table:table-cell>
          <table:table-cell table:style-name="ce5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18400" calcext:value-type="float">
            <text:p>18400</text:p>
          </table:table-cell>
          <table:table-cell office:value-type="float" office:value="18300" calcext:value-type="float">
            <text:p>183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700" calcext:value-type="float">
            <text:p>187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400" calcext:value-type="float">
            <text:p>18400</text:p>
          </table:table-cell>
          <table:table-cell/>
          <table:table-cell table:style-name="ce3" table:formula="of:=SUM([.C9:.H9])/6" office:value-type="float" office:value="18466.6666666667" calcext:value-type="float">
            <text:p>18467</text:p>
          </table:table-cell>
          <table:table-cell table:style-name="ce3" table:formula="of:=[.J9]/20" office:value-type="float" office:value="923.333333333333" calcext:value-type="float">
            <text:p>923</text:p>
          </table:table-cell>
          <table:table-cell table:style-name="ce8" table:formula="of:=1/[.K9]" office:value-type="float" office:value="0.00108303249097473" calcext:value-type="float">
            <text:p>1.1E-03</text:p>
          </table:table-cell>
          <table:table-cell table:style-name="ce5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4650" calcext:value-type="float">
            <text:p>4650</text:p>
          </table:table-cell>
          <table:table-cell office:value-type="float" office:value="4690" calcext:value-type="float">
            <text:p>4690</text:p>
          </table:table-cell>
          <table:table-cell office:value-type="float" office:value="4640" calcext:value-type="float">
            <text:p>4640</text:p>
          </table:table-cell>
          <table:table-cell table:number-columns-repeated="2" office:value-type="float" office:value="4650" calcext:value-type="float">
            <text:p>4650</text:p>
          </table:table-cell>
          <table:table-cell office:value-type="float" office:value="4690" calcext:value-type="float">
            <text:p>4690</text:p>
          </table:table-cell>
          <table:table-cell/>
          <table:table-cell table:style-name="ce3" table:formula="of:=SUM([.C10:.H10])/6" office:value-type="float" office:value="4661.66666666667" calcext:value-type="float">
            <text:p>4662</text:p>
          </table:table-cell>
          <table:table-cell table:style-name="ce3" table:formula="of:=[.J10]/20" office:value-type="float" office:value="233.083333333333" calcext:value-type="float">
            <text:p>233</text:p>
          </table:table-cell>
          <table:table-cell table:style-name="ce8" table:formula="of:=1/[.K10]" office:value-type="float" office:value="0.00429031104755095" calcext:value-type="float">
            <text:p>4.3E-03</text:p>
          </table:table-cell>
          <table:table-cell table:style-name="ce5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float" office:value="3021" calcext:value-type="float">
            <text:p>3021</text:p>
          </table:table-cell>
          <table:table-cell office:value-type="float" office:value="3000" calcext:value-type="float">
            <text:p>3000</text:p>
          </table:table-cell>
          <table:table-cell office:value-type="float" office:value="2980" calcext:value-type="float">
            <text:p>2980</text:p>
          </table:table-cell>
          <table:table-cell office:value-type="float" office:value="2970" calcext:value-type="float">
            <text:p>2970</text:p>
          </table:table-cell>
          <table:table-cell office:value-type="float" office:value="3030" calcext:value-type="float">
            <text:p>3030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SUM([.C11:.H11])/6" office:value-type="float" office:value="3000.16666666667" calcext:value-type="float">
            <text:p>3000</text:p>
          </table:table-cell>
          <table:table-cell table:style-name="ce3" table:formula="of:=[.J11]/20" office:value-type="float" office:value="150.008333333333" calcext:value-type="float">
            <text:p>150</text:p>
          </table:table-cell>
          <table:table-cell table:style-name="ce8" table:formula="of:=1/[.K11]" office:value-type="float" office:value="0.00666629631687129" calcext:value-type="float">
            <text:p>6.7E-03</text:p>
          </table:table-cell>
          <table:table-cell table:style-name="ce5"/>
        </table:table-row>
        <table:table-row table:style-name="ro2">
          <table:table-cell/>
          <table:table-cell office:value-type="float" office:value="2001" calcext:value-type="float">
            <text:p>2001</text:p>
          </table:table-cell>
          <table:table-cell office:value-type="float" office:value="756" calcext:value-type="float">
            <text:p>756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 office:value-type="float" office:value="748" calcext:value-type="float">
            <text:p>748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3" table:formula="of:=SUM([.C12:.H12])/6" office:value-type="float" office:value="750" calcext:value-type="float">
            <text:p>750</text:p>
          </table:table-cell>
          <table:table-cell table:style-name="ce3" table:formula="of:=[.J12]/20" office:value-type="float" office:value="37.5" calcext:value-type="float">
            <text:p>38</text:p>
          </table:table-cell>
          <table:table-cell table:style-name="ce8" table:formula="of:=1/[.K12]" office:value-type="float" office:value="0.0266666666666667" calcext:value-type="float">
            <text:p>2.7E-02</text:p>
          </table:table-cell>
          <table:table-cell table:style-name="ce5"/>
        </table:table-row>
        <table:table-row table:style-name="ro2">
          <table:table-cell/>
          <table:table-cell office:value-type="float" office:value="4001" calcext:value-type="float">
            <text:p>400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formula="of:=SUM([.C13:.H13])/6" office:value-type="float" office:value="187.666666666667" calcext:value-type="float">
            <text:p>188</text:p>
          </table:table-cell>
          <table:table-cell table:style-name="ce3" table:formula="of:=[.J13]/20" office:value-type="float" office:value="9.38333333333333" calcext:value-type="float">
            <text:p>9</text:p>
          </table:table-cell>
          <table:table-cell table:style-name="ce8" table:formula="of:=1/[.K13]" office:value-type="float" office:value="0.106571936056838" calcext:value-type="float">
            <text:p>1.1E-01</text:p>
          </table:table-cell>
          <table:table-cell table:style-name="ce5"/>
        </table:table-row>
        <table:table-row table:style-name="ro2">
          <table:table-cell/>
          <table:table-cell office:value-type="float" office:value="8001" calcext:value-type="float">
            <text:p>800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SUM([.C14:.H14])/6" office:value-type="float" office:value="46.5" calcext:value-type="float">
            <text:p>47</text:p>
          </table:table-cell>
          <table:table-cell table:style-name="ce3" table:formula="of:=[.J14]/20" office:value-type="float" office:value="2.325" calcext:value-type="float">
            <text:p>2</text:p>
          </table:table-cell>
          <table:table-cell table:style-name="ce8" table:formula="of:=1/[.K14]" office:value-type="float" office:value="0.43010752688172" calcext:value-type="float">
            <text:p>4.3E-01</text:p>
          </table:table-cell>
          <table:table-cell table:style-name="ce5"/>
        </table:table-row>
        <table:table-row table:style-name="ro2">
          <table:table-cell/>
          <table:table-cell office:value-type="float" office:value="10001" calcext:value-type="float">
            <text:p>100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SUM([.C15:.H15])/6" office:value-type="float" office:value="29.5" calcext:value-type="float">
            <text:p>30</text:p>
          </table:table-cell>
          <table:table-cell table:style-name="ce3" table:formula="of:=[.J15]/20" office:value-type="float" office:value="1.475" calcext:value-type="float">
            <text:p>1</text:p>
          </table:table-cell>
          <table:table-cell table:style-name="ce8" table:formula="of:=1/[.K15]" office:value-type="float" office:value="0.677966101694915" calcext:value-type="float">
            <text:p>6.8E-01</text:p>
          </table:table-cell>
          <table:table-cell table:style-name="ce5"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 Theobald</meta:initial-creator>
    <meta:creation-date>2016-03-19T16:02:02.080456473</meta:creation-date>
    <dc:date>2016-03-19T18:17:59.103384777</dc:date>
    <dc:creator>Byron Theobald</dc:creator>
    <meta:editing-duration>PT27M34S</meta:editing-duration>
    <meta:editing-cycles>6</meta:editing-cycles>
    <meta:generator>LibreOffice/5.0.5.1$Linux_X86_64 LibreOffice_project/00m0$Build-1</meta:generator>
    <meta:document-statistic meta:table-count="1" meta:cell-count="13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86cm" svg:height="9.009cm" xlink:href=".." xlink:type="simple" chart:class="chart:scatter" chart:style-name="ch1">
        <chart:plot-area chart:style-name="ch2" table:cell-range-address="Sheet1.B2:Sheet1.B15 Sheet1.K2:Sheet1.K15" svg:x="1.28cm" svg:y="0.18cm" svg:width="11.937cm" svg:height="7.668cm">
          <chartooo:coordinate-region svg:x="2.087cm" svg:y="0.379cm" svg:width="9.925cm" svg:height="6.822cm"/>
          <chart:axis chart:dimension="x" chart:name="primary-x" chart:style-name="ch3">
            <chart:title svg:x="6.344cm" svg:y="8.028cm" chart:style-name="ch4">
              <text:p>Body Count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606cm" chart:style-name="ch8">
              <text:p>Iterations per Second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K2:Sheet1.K15" chart:class="chart:scatter">
            <chart:domain table:cell-range-address="Sheet1.B2:Sheet1.B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15</svg:desc>
                </draw:g>
              </table:table-cell>
              <table:table-cell office:value-type="float" office:value="NaN">
                <text:p>NaN</text:p>
                <draw:g>
                  <svg:desc>Sheet1.K2:Sheet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671666.666666667">
                <text:p>671666.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42166.666666667">
                <text:p>242166.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4833.3333333333">
                <text:p>74833.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21008.3333333333">
                <text:p>21008.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13733.3333333333">
                <text:p>13733.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">
                <text:p>201</text:p>
              </table:table-cell>
              <table:table-cell office:value-type="float" office:value="3596.66666666667">
                <text:p>3596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">
                <text:p>401</text:p>
              </table:table-cell>
              <table:table-cell office:value-type="float" office:value="923.333333333333">
                <text:p>92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33.083333333333">
                <text:p>233.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">
                <text:p>1001</text:p>
              </table:table-cell>
              <table:table-cell office:value-type="float" office:value="150.008333333333">
                <text:p>150.0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1">
                <text:p>200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1">
                <text:p>4001</text:p>
              </table:table-cell>
              <table:table-cell office:value-type="float" office:value="9.38333333333333">
                <text:p>9.3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1">
                <text:p>8001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1">
                <text:p>10001</text:p>
              </table:table-cell>
              <table:table-cell office:value-type="float" office:value="1.475">
                <text:p>1.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